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5f3a" officeooo:paragraph-rsid="00155f3a" style:font-weight-asian="bold" style:font-weight-complex="bold"/>
    </style:style>
    <style:style style:name="P2" style:family="paragraph" style:parent-style-name="Standard">
      <style:text-properties fo:font-size="8pt" fo:font-weight="normal" officeooo:rsid="00155f3a" officeooo:paragraph-rsid="00155f3a" style:font-size-asian="8pt" style:font-weight-asian="normal" style:font-size-complex="8pt" style:font-weight-complex="normal"/>
    </style:style>
    <style:style style:name="P3" style:family="paragraph" style:parent-style-name="Standard">
      <style:text-properties fo:font-size="8pt" fo:font-weight="normal" officeooo:rsid="00180a03" officeooo:paragraph-rsid="00180a03" style:font-size-asian="8pt" style:font-weight-asian="normal" style:font-size-complex="8pt" style:font-weight-complex="normal"/>
    </style:style>
    <style:style style:name="P4" style:family="paragraph" style:parent-style-name="Standard">
      <style:text-properties fo:font-size="8pt" fo:font-weight="bold" officeooo:rsid="00155f3a" officeooo:paragraph-rsid="00155f3a" style:font-size-asian="7pt" style:font-weight-asian="bold" style:font-size-complex="8pt" style:font-weight-complex="bold"/>
    </style:style>
    <style:style style:name="P5" style:family="paragraph" style:parent-style-name="Standard">
      <style:text-properties fo:font-size="9pt" fo:font-weight="bold" officeooo:rsid="00155f3a" officeooo:paragraph-rsid="00155f3a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bold" officeooo:rsid="00155f3a" officeooo:paragraph-rsid="0016c1d5" style:font-size-asian="9pt" style:font-weight-asian="bold" style:font-size-complex="9pt" style:font-weight-complex="bold"/>
    </style:style>
    <style:style style:name="P7" style:family="paragraph" style:parent-style-name="Standard">
      <style:text-properties fo:font-size="9pt" fo:font-weight="bold" officeooo:rsid="0016c1d5" officeooo:paragraph-rsid="0016c1d5" style:font-size-asian="9pt" style:font-weight-asian="bold" style:font-size-complex="9pt" style:font-weight-complex="bold"/>
    </style:style>
    <style:style style:name="P8" style:family="paragraph" style:parent-style-name="Standard">
      <style:text-properties fo:font-size="9pt" fo:font-weight="normal" officeooo:rsid="00155f3a" officeooo:paragraph-rsid="00155f3a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fo:font-size="8pt" fo:font-weight="normal" officeooo:rsid="00155f3a" officeooo:paragraph-rsid="00155f3a" style:font-size-asian="8pt" style:font-weight-asian="normal" style:font-size-complex="8pt" style:font-weight-complex="normal"/>
    </style:style>
    <style:style style:name="P10" style:family="paragraph" style:parent-style-name="Standard" style:list-style-name="L1">
      <style:text-properties fo:font-size="8pt" fo:font-weight="normal" officeooo:rsid="0016c1d5" officeooo:paragraph-rsid="0016c1d5" style:font-size-asian="8pt" style:font-weight-asian="normal" style:font-size-complex="8pt" style:font-weight-complex="normal"/>
    </style:style>
    <style:style style:name="P11" style:family="paragraph" style:parent-style-name="Standard" style:list-style-name="L1">
      <style:text-properties fo:font-size="8pt" officeooo:rsid="00155f3a" officeooo:paragraph-rsid="00155f3a" style:font-size-asian="8pt" style:font-size-complex="8pt"/>
    </style:style>
    <style:style style:name="P12" style:family="paragraph" style:parent-style-name="Standard">
      <style:text-properties fo:font-size="9pt" fo:font-weight="normal" officeooo:rsid="00155f3a" officeooo:paragraph-rsid="001d5ebe" style:font-size-asian="9pt" style:font-weight-asian="normal" style:font-size-complex="9pt" style:font-weight-complex="normal"/>
    </style:style>
    <style:style style:name="P13" style:family="paragraph" style:parent-style-name="Standard">
      <style:text-properties fo:font-size="9pt" fo:font-weight="bold" officeooo:rsid="00155f3a" officeooo:paragraph-rsid="001d5ebe" style:font-size-asian="9pt" style:font-weight-asian="bold" style:font-size-complex="9pt" style:font-weight-complex="bold"/>
    </style:style>
    <style:style style:name="P14" style:family="paragraph" style:parent-style-name="Standard">
      <style:text-properties fo:font-size="9pt" fo:font-weight="bold" officeooo:rsid="0016c1d5" officeooo:paragraph-rsid="0016c1d5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5a9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c1d5"/>
    </style:style>
    <style:style style:name="T5" style:family="text">
      <style:text-properties officeooo:rsid="00180a03"/>
    </style:style>
    <style:style style:name="T6" style:family="text">
      <style:text-properties officeooo:rsid="0019ef9f"/>
    </style:style>
    <style:style style:name="T7" style:family="text">
      <style:text-properties officeooo:rsid="001a1a72"/>
    </style:style>
    <style:style style:name="T8" style:family="text">
      <style:text-properties officeooo:rsid="001b5a9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text:tab/><text:tab/><text:tab/><text:tab/><text:tab/>Documentation/Project details</text:p>
      <text:p text:style-name="P1"/>
      <text:p text:style-name="P5">About the Project:</text:p>
      <text:p text:style-name="P2">The purpose of this <text:span text:style-name="T5">project</text:span> is to: </text:p>
      <text:list xml:id="list2498044261" text:style-name="L1">
        <text:list-item>
          <text:p text:style-name="P9">Thoroughly experiment with relevant methods for loading, processing arabic and related language texts. <text:span text:style-name="T4">These methods primarily include relevant preprocessing/cleaning techniques that can be applied to obtain quality urdu text.</text:span></text:p>
        </text:list-item>
        <text:list-item>
          <text:p text:style-name="P10">Establish a proper benchmark amongst various open source/ propreitary tokenizers by observing their performance and behaviour through parsing cleaned text.</text:p>
        </text:list-item>
        <text:list-item>
          <text:p text:style-name="P9">Generate a wordlist/vocabulary from the preprocessed corpus. We obtain a phoneme list from the same.</text:p>
        </text:list-item>
        <text:list-item>
          <text:p text:style-name="P11"><text:span text:style-name="T3">Use the generated list of mappings between words and their phonemes to build and train a </text:span><text:span text:style-name="T1">Grapheme to Phoneme Model.</text:span></text:p>
        </text:list-item>
        <text:list-item>
          <text:p text:style-name="P9"><text:span text:style-name="T4">Thoroughly document all findings</text:span>.</text:p>
        </text:list-item>
      </text:list>
      <text:p text:style-name="P2"/>
      <text:p text:style-name="P5">Problem <text:span text:style-name="T5">Statement</text:span></text:p>
      <text:p text:style-name="P3"><text:span text:style-name="T6">An ASR (</text:span><text:span text:style-name="T7">Automatic Speech Recognition</text:span><text:span text:style-name="T6">) </text:span><text:span text:style-name="T7">is an Artificial Intelligence Program that can translate a given audio sample into it’s respective text form (known as transcript). </text:span>Parso Arabic Languages like Urdu, Farsi, Sindhi, Dari have less linguistic material available in the internet, hence making the construction of ASR systems very time-taking and expensive. <text:span text:style-name="T8">The purpose of the following project is to construct a </text:span><text:span text:style-name="T2">Grapheme to Phoneme Model</text:span><text:span text:style-name="T8">, a component of ASR that is responsible for converting the phonetic sounds to it’s respective language script. </text:span></text:p>
      <text:p text:style-name="P4"/>
      <text:p text:style-name="P5"/>
      <text:p text:style-name="P5">Approach</text:p>
      <text:p text:style-name="P5"/>
      <text:p text:style-name="P7">Part-1: A comparative study on the performance of tokenizers for <text:span text:style-name="T8">urdu</text:span> and related languag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Project Structure</text:p>
      <text:p text:style-name="P13"><text:tab/>Environment setup</text:p>
      <text:p text:style-name="P13"/>
      <text:p text:style-name="P13"><text:tab/>List of libraries used</text:p>
      <text:p text:style-name="P13"/>
      <text:p text:style-name="P13"><text:tab/>Module structures and importance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Part-2: Building the Grpaheme to Phoneme Model for the generated wordlist</text:p>
      <text:p text:style-name="P6"/>
      <text:p text:style-name="P5">Project Structure</text:p>
      <text:p text:style-name="P5"><text:tab/>Environment setup</text:p>
      <text:p text:style-name="P5"/>
      <text:p text:style-name="P5"><text:tab/>List of libraries used</text:p>
      <text:p text:style-name="P5"/>
      <text:p text:style-name="P5"><text:tab/>Module structures and importance</text:p>
      <text:p text:style-name="P8"/>
      <text:p text:style-name="P5"/>
      <text:p text:style-name="P5">Results</text:p>
      <text:p text:style-name="P5"/>
      <text:p text:style-name="P5">Referenc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font-size="8pt" style:font-size-asian="7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3:43:06.177433829</meta:creation-date>
    <dc:date>2024-07-26T15:53:24.146238629</dc:date>
    <meta:editing-duration>PT9H48M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3" meta:word-count="242" meta:character-count="1664" meta:non-whitespace-character-count="1437"/>
  </office:meta>
</office:document-meta>
</file>